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7b64e" officeooo:paragraph-rsid="0007b64e"/>
    </style:style>
    <style:style style:name="T1" style:family="text">
      <style:text-properties officeooo:rsid="000964b6"/>
    </style:style>
    <style:style style:name="T2" style:family="text">
      <style:text-properties officeooo:rsid="000dd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вание проекта: <text:span text:style-name="T2">BoredBoard</text:span></text:p>
      <text:p text:style-name="P1"/>
      <text:p text:style-name="P1">Идея: <text:span text:style-name="T1">Детище BoredAPI и YandexTranslateAPI </text:span><text:span text:style-name="T2">+ форум по совпавшим БоТредам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6:01:57.578852662</meta:creation-date>
    <dc:date>2023-02-28T18:10:46.867384424</dc:date>
    <meta:editing-duration>PT29S</meta:editing-duration>
    <meta:editing-cycles>2</meta:editing-cycles>
    <meta:generator>LibreOffice/7.5.0.3$Linux_X86_64 LibreOffice_project/50$Build-3</meta:generator>
    <meta:document-statistic meta:table-count="0" meta:image-count="0" meta:object-count="0" meta:page-count="1" meta:paragraph-count="2" meta:word-count="13" meta:character-count="100" meta:non-whitespace-character-count="89"/>
  </office:meta>
</office:document-meta>
</file>